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solid" draw:fill-color="#cfe7f5" draw:textarea-horizontal-align="justify" draw:textarea-vertical-align="middle" draw:auto-grow-height="false"/>
    </style:style>
    <style:style style:name="gr2" style:family="graphic" style:parent-style-name="standard">
      <style:graphic-properties draw:fill="solid" draw:fill-color="#ccffcc" draw:textarea-horizontal-align="justify" draw:textarea-vertical-align="middle" draw:auto-grow-height="false" fo:min-height="1.814cm" fo:min-width="3.088cm"/>
    </style:style>
    <style:style style:name="gr3" style:family="graphic" style:parent-style-name="standard">
      <style:graphic-properties draw:fill="solid" draw:fill-color="#ccffcc" draw:textarea-horizontal-align="justify" draw:textarea-vertical-align="middle" draw:auto-grow-height="false"/>
    </style:style>
    <style:style style:name="gr4" style:family="graphic" style:parent-style-name="standard">
      <style:graphic-properties draw:marker-end="Half_20_Circle_20_unfilled" draw:textarea-vertical-align="middle"/>
    </style:style>
    <style:style style:name="gr5" style:family="graphic" style:parent-style-name="standard">
      <style:graphic-properties draw:marker-start="Half_20_Circle_20_unfilled" draw:textarea-vertical-align="middle"/>
    </style:style>
    <style:style style:name="gr6" style:family="graphic" style:parent-style-name="standard">
      <style:graphic-properties draw:marker-end="Half_20_Circle_20_unfilled"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323cm" fo:min-width="0.345cm"/>
    </style:style>
    <style:style style:name="gr8" style:family="graphic" style:parent-style-name="standard">
      <style:graphic-properties draw:stroke="none" svg:stroke-color="#000000" draw:fill="none" draw:fill-color="#ffffff" draw:textarea-horizontal-align="left" draw:auto-grow-height="true" draw:auto-grow-width="true" fo:min-height="0.323cm" fo:min-width="0.332cm"/>
    </style:style>
    <style:style style:name="gr9" style:family="graphic" style:parent-style-name="standard">
      <style:graphic-properties draw:fill="solid" draw:fill-color="#ccffcc" draw:textarea-horizontal-align="justify" draw:textarea-vertical-align="middle" draw:auto-grow-height="false" fo:min-height="2.042cm" fo:min-width="2.3cm"/>
    </style:style>
    <style:style style:name="P1" style:family="paragraph">
      <style:paragraph-properties fo:text-align="center"/>
    </style:style>
    <style:style style:name="P2" style:family="paragraph">
      <loext:graphic-properties draw:fill="solid" draw:fill-color="#cfe7f5"/>
      <style:paragraph-properties fo:text-align="center"/>
      <style:text-properties fo:font-size="8pt" style:font-size-asian="18pt" style:font-size-complex="18pt"/>
    </style:style>
    <style:style style:name="P3" style:family="paragraph">
      <loext:graphic-properties draw:fill="solid" draw:fill-color="#ccffcc"/>
      <style:paragraph-properties fo:text-align="center"/>
      <style:text-properties fo:font-size="8pt" style:font-size-asian="18pt" style:font-size-complex="18pt"/>
    </style:style>
    <style:style style:name="P4" style:family="paragraph">
      <style:paragraph-properties fo:text-align="start">
        <style:tab-stops/>
      </style:paragraph-properties>
    </style:style>
    <style:style style:name="P5" style:family="paragraph">
      <loext:graphic-properties draw:fill="solid" draw:fill-color="#ccffcc"/>
      <style:paragraph-properties fo:text-align="start">
        <style:tab-stops/>
      </style:paragraph-properties>
      <style:text-properties fo:font-size="8pt" style:font-size-asian="18pt" style:font-size-complex="18pt"/>
    </style:style>
    <style:style style:name="P6" style:family="paragraph">
      <style:paragraph-properties fo:text-align="center"/>
      <style:text-properties fo:font-size="8pt" style:font-size-asian="8pt" style:font-size-complex="8pt"/>
    </style:style>
    <style:style style:name="P7" style:family="paragraph">
      <style:paragraph-properties fo:text-align="start"/>
    </style:style>
    <style:style style:name="P8" style:family="paragraph">
      <loext:graphic-properties draw:fill="solid" draw:fill-color="#ccffcc"/>
      <style:paragraph-properties fo:text-align="start"/>
      <style:text-properties fo:font-size="8pt" style:font-size-asian="18pt" style:font-size-complex="18pt"/>
    </style:style>
    <style:style style:name="P9" style:family="paragraph">
      <loext:graphic-properties draw:fill="none" draw:fill-color="#ffffff"/>
      <style:text-properties fo:font-size="8pt" style:font-size-asian="8pt" style:font-size-complex="8pt"/>
    </style:style>
    <style:style style:name="T1" style:family="text">
      <style:text-properties fo:font-size="8pt" style:font-size-asian="18pt" style:font-size-complex="18pt"/>
    </style:style>
    <style:style style:name="T2"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custom-shape draw:style-name="gr1" draw:text-style-name="P2" draw:layer="layout" svg:width="2.286cm" svg:height="0.635cm" svg:x="2.397cm" svg:y="1.508cm">
          <text:p text:style-name="P1"><text:span text:style-name="T1">lo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3.81cm" svg:height="2.286cm" svg:x="5.699cm" svg:y="1.381cm">
          <text:p text:style-name="P1"><text:span text:style-name="T1">no pk</text:span></text:p>
          <text:p text:style-name="P1"><text:span text:style-name="T1">no pk, 2 nui</text:span></text:p>
          <text:p text:style-name="P1"><text:span text:style-name="T1">no pk, 1 ui, 1 nui</text:span></text:p>
          <text:p text:style-name="P1"><text:span text:style-name="T1">no pk, 2 ui +2 identical u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3.048cm" svg:height="2.54cm" svg:x="17.002cm" svg:y="1.762cm">
          <text:p text:style-name="P1"><text:span text:style-name="T1">pk (1 col)</text:span></text:p>
          <text:p text:style-name="P1"><text:span text:style-name="T1">pk (multiple cols), 1 u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3.556cm" svg:height="2.54cm" svg:x="16.621cm" svg:y="6.207cm">
          <text:p text:style-name="P4"><text:span text:style-name="T1">1. fk to ui (other)</text:span></text:p>
          <text:p text:style-name="P4"><text:span text:style-name="T1">2. fk to ui (self)</text:span></text:p>
          <text:p text:style-name="P4"><text:span text:style-name="T1">3. fk to pk (other)</text:span></text:p>
          <text:p text:style-name="P4"><text:span text:style-name="T1">4. fk to pk (self)</text:span></text:p>
          <text:p text:style-name="P4"><text:span text:style-name="T1">5. dual fk</text:span></text:p>
          <text:p text:style-name="P4"><text:span text:style-name="T1">6. multiple identical FK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86cm" svg:height="0.635cm" svg:x="2.397cm" svg:y="2.397cm">
          <text:p text:style-name="P1"><text:span text:style-name="T1">parame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86cm" svg:height="0.635cm" svg:x="3.413cm" svg:y="4.175cm">
          <text:p text:style-name="P1"><text:span text:style-name="T1">config_valu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1" draw:id="id1" draw:layer="layout" svg:width="2.286cm" svg:height="0.635cm" svg:x="10.652cm" svg:y="2.651cm">
          <draw:glue-point draw:id="4" svg:x="2.777cm" svg:y="5.007cm"/>
          <text:p text:style-name="P1"><text:span text:style-name="T1">accou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2" draw:id="id2" draw:layer="layout" svg:width="2.286cm" svg:height="0.635cm" svg:x="13.827cm" svg:y="2.651cm">
          <text:p text:style-name="P1"><text:span text:style-name="T1">transa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7" draw:id="id7" draw:layer="layout" svg:width="2.286cm" svg:height="0.635cm" svg:x="4.429cm" svg:y="9.128cm">
          <text:p text:style-name="P1"><text:span text:style-name="T1">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3" draw:id="id3" draw:layer="layout" svg:width="2.286cm" svg:height="0.635cm" svg:x="6.334cm" svg:y="7.096cm">
          <draw:glue-point draw:id="4" svg:x="-1.111cm" svg:y="-4.992cm"/>
          <draw:glue-point draw:id="5" svg:x="1.111cm" svg:y="-4.992cm"/>
          <draw:glue-point draw:id="6" svg:x="5cm" svg:y="3.007cm"/>
          <draw:glue-point draw:id="7" svg:x="5cm" svg:y="-2.992cm"/>
          <draw:glue-point draw:id="8" svg:x="5cm" svg:y="-2.992cm"/>
          <draw:glue-point draw:id="9" svg:x="1.111cm" svg:y="5.007cm"/>
          <draw:glue-point draw:id="10" svg:x="-1.111cm" svg:y="5.007cm"/>
          <text:p text:style-name="P1"><text:span text:style-name="T1">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86cm" svg:height="0.635cm" svg:x="2.398cm" svg:y="1.508cm">
          <text:p text:style-name="P1"><text:span text:style-name="T1">lo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4" draw:id="id4" draw:layer="layout" svg:width="2.286cm" svg:height="0.635cm" svg:x="1.381cm" svg:y="3.286cm">
          <text:p text:style-name="P1"><text:span text:style-name="T1">properti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1" draw:layer="layout" svg:x1="12.938cm" svg:y1="2.968cm" svg:x2="13.827cm" svg:y2="2.968cm" draw:start-shape="id1" draw:start-glue-point="1" draw:end-shape="id2" draw:end-glue-point="3" svg:d="M12938 2968h889" svg:viewBox="0 0 890 1">
          <text:p/>
        </draw:connector>
        <draw:connector draw:style-name="gr5" draw:text-style-name="P6" draw:layer="layout" svg:x1="6.334cm" svg:y1="7.413cm" svg:x2="2.524cm" svg:y2="3.921cm" draw:start-shape="id3" draw:start-glue-point="3" draw:end-shape="id4" draw:end-glue-point="2" svg:d="M6334 7413h-3810v-3492" svg:viewBox="0 0 3811 3493">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1)</text:span></text:p>
        </draw:connector>
        <draw:connector draw:style-name="gr6" draw:text-style-name="P6" draw:layer="layout" svg:x1="8.62cm" svg:y1="7.224cm" svg:x2="7.73cm" svg:y2="7.097cm" draw:start-shape="id3" draw:start-glue-point="7" draw:end-shape="id3" draw:end-glue-point="5" svg:d="M8620 7224h502v-630h-1392v503" svg:viewBox="0 0 1393 631">
          <text:p text:style-name="P1"><text:span text:style-name="T2">(2)</text:span></text:p>
          <text:p text:style-name="P1"><text:span text:style-name="T2"/></text:p>
          <text:p text:style-name="P1"><text:span text:style-name="T2"/></text:p>
          <text:p text:style-name="P1"><text:span text:style-name="T2"/></text:p>
        </draw:connector>
        <draw:connector draw:style-name="gr6" draw:text-style-name="P6" draw:layer="layout" draw:line-skew="0.26cm -0.514cm" svg:x1="8.62cm" svg:y1="7.413cm" svg:x2="7.477cm" svg:y2="7.096cm" draw:start-shape="id3" draw:start-glue-point="1" draw:end-shape="id3" draw:end-glue-point="0" svg:d="M8620 7413h762v-1333h-1905v1016" svg:viewBox="0 0 1906 1334">
          <text:p text:style-name="P1"><text:span text:style-name="T2">(4)</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connector>
        <draw:connector draw:style-name="gr6" draw:text-style-name="P6" draw:layer="layout" svg:x1="11.795cm" svg:y1="3.286cm" svg:x2="7.224cm" svg:y2="7.097cm" draw:start-shape="id1" draw:start-glue-point="2" draw:end-shape="id3" draw:end-glue-point="4" svg:d="M11795 3286v1905h-4571v1906" svg:viewBox="0 0 4572 3812">
          <text:p text:style-name="P1"><text:span text:style-name="T2"/></text:p>
          <text:p text:style-name="P1"><text:span text:style-name="T2"/></text:p>
          <text:p text:style-name="P1"><text:span text:style-name="T2">(3)</text:span></text:p>
          <text:p text:style-name="P1"><text:span text:style-name="T2"/></text:p>
          <text:p text:style-name="P1"><text:span text:style-name="T2"/></text:p>
          <text:p text:style-name="P1"><text:span text:style-name="T2"/></text:p>
          <text:p text:style-name="P1"><text:span text:style-name="T2"/></text:p>
        </draw:connector>
        <draw:connector draw:style-name="gr6" draw:text-style-name="P6" draw:layer="layout" svg:x1="11.287cm" svg:y1="6.715cm" svg:x2="7.73cm" svg:y2="7.73cm" draw:start-shape="id5" draw:start-glue-point="2" draw:end-shape="id3" draw:end-glue-point="9" svg:d="M11287 6715v1517h-3557v-502" svg:viewBox="0 0 3558 1518">
          <text:p text:style-name="P1"><text:span text:style-name="T2"/></text:p>
          <text:p text:style-name="P1"><text:span text:style-name="T2"/></text:p>
          <text:p text:style-name="P1"><text:span text:style-name="T2"/></text:p>
          <text:p text:style-name="P1"><text:span text:style-name="T2">(5)</text:span></text:p>
        </draw:connector>
        <draw:connector draw:style-name="gr6" draw:text-style-name="P6" draw:layer="layout" draw:line-skew="0.515cm" svg:x1="14.97cm" svg:y1="6.715cm" svg:x2="7.477cm" svg:y2="7.731cm" draw:start-shape="id6" draw:start-glue-point="2" draw:end-shape="id3" draw:end-glue-point="2" svg:d="M14970 6715v2032h-7493v-1016" svg:viewBox="0 0 7494 2033">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5)</text:span></text:p>
        </draw:connector>
        <draw:connector draw:style-name="gr6" draw:text-style-name="P6" draw:layer="layout" svg:x1="7.224cm" svg:y1="7.73cm" svg:x2="6.715cm" svg:y2="9.445cm" draw:start-shape="id3" draw:start-glue-point="10" draw:end-shape="id7" draw:end-glue-point="1" svg:d="M7224 7730v1715h-509" svg:viewBox="0 0 510 1716">
          <text:p text:style-name="P1"><text:span text:style-name="T2"/></text:p>
          <text:p text:style-name="P1"><text:span text:style-name="T2"/></text:p>
          <text:p text:style-name="P1"><text:span text:style-name="T2">(6)</text:span></text:p>
        </draw:connector>
        <draw:custom-shape draw:style-name="gr1" draw:text-style-name="P2" xml:id="id5" draw:id="id5" draw:layer="layout" svg:width="2.286cm" svg:height="0.635cm" svg:x="10.144cm" svg:y="6.08cm">
          <text:p text:style-name="P1"><text:span text:style-name="T1">state_bran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6" draw:id="id6" draw:layer="layout" svg:width="2.286cm" svg:height="0.635cm" svg:x="13.827cm" svg:y="6.08cm">
          <text:p text:style-name="P1"><text:span text:style-name="T1">federal_bran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8" draw:layer="layout" svg:width="3.937cm" svg:height="2.54cm" svg:x="16.113cm" svg:y="9.255cm">
          <text:p text:style-name="P7"><text:span text:style-name="T1">a. identity PK</text:span></text:p>
          <text:p text:style-name="P7"><text:span text:style-name="T1">b. identity PK (accept vals)</text:span></text:p>
          <text:p text:style-name="P7"><text:span text:style-name="T1">c. sequence PK</text:span></text:p>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9" draw:layer="layout" svg:width="0.845cm" svg:height="0.573cm" svg:x="10.652cm" svg:y="2.078cm">
          <draw:text-box>
            <text:p><text:span text:style-name="T2">(a)</text:span></text:p>
          </draw:text-box>
        </draw:frame>
        <draw:frame draw:style-name="gr7" draw:text-style-name="P9" draw:layer="layout" svg:width="0.845cm" svg:height="0.573cm" svg:x="13.827cm" svg:y="2.078cm">
          <draw:text-box>
            <text:p><text:span text:style-name="T2">(b)</text:span></text:p>
          </draw:text-box>
        </draw:frame>
        <draw:frame draw:style-name="gr8" draw:text-style-name="P9" draw:layer="layout" svg:width="0.832cm" svg:height="0.573cm" svg:x="4.429cm" svg:y="8.493cm">
          <draw:text-box>
            <text:p><text:span text:style-name="T2">(c)</text:span></text:p>
          </draw:text-box>
        </draw:frame>
        <draw:custom-shape draw:style-name="gr3" draw:text-style-name="P5" draw:layer="layout" svg:width="3.556cm" svg:height="2.54cm" svg:x="12.049cm" svg:y="9.255cm">
          <text:p text:style-name="P4"><text:span text:style-name="T1">d. Add attribute to specify</text:span></text:p>
          <text:p text:style-name="P4"><text:span text:style-name="T1">multi-name seam. </text:span></text:p>
          <text:p text:style-name="P4"><text:span text:style-name="T1">Defaults to empty 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3.556cm" svg:height="2.54cm" svg:x="8.112cm" svg:y="9.255cm">
          <text:p text:style-name="P4"><text:span text:style-name="T1">e. Column conver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8" draw:id="id8" draw:layer="layout" svg:width="2.286cm" svg:height="0.635cm" svg:x="1.508cm" svg:y="7.985cm">
          <draw:glue-point draw:id="4" svg:x="-2.222cm" svg:y="5.007cm"/>
          <draw:glue-point draw:id="5" svg:x="2.222cm" svg:y="5.007cm"/>
          <text:p text:style-name="P1"><text:span text:style-name="T1">quadra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9" draw:id="id9" draw:layer="layout" svg:width="2.286cm" svg:height="0.635cm" svg:x="1.508cm" svg:y="9.382cm">
          <draw:glue-point draw:id="4" svg:x="-2.222cm" svg:y="-4.992cm"/>
          <draw:glue-point draw:id="5" svg:x="2.222cm" svg:y="-4.992cm"/>
          <text:p text:style-name="P1"><text:span text:style-name="T1">cod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3.158cm" svg:y1="8.619cm" svg:x2="3.158cm" svg:y2="9.383cm" draw:start-shape="id8" draw:start-glue-point="5" draw:end-shape="id9" draw:end-glue-point="5" svg:d="M3158 8619v764" svg:viewBox="0 0 1 765">
          <text:p/>
        </draw:connector>
        <draw:connector draw:style-name="gr6" draw:text-style-name="P6" draw:layer="layout" svg:x1="2.144cm" svg:y1="8.619cm" svg:x2="2.144cm" svg:y2="9.383cm" draw:start-shape="id8" draw:start-glue-point="4" draw:end-shape="id9" draw:end-glue-point="4" svg:d="M2144 8619v764" svg:viewBox="0 0 1 765">
          <text:p text:style-name="P1"><text:span text:style-name="T2"><text:s text:c="13"/></text:span><text:span text:style-name="T2">(d)</text:span></text:p>
        </draw:connector>
        <draw:connector draw:style-name="gr6" draw:text-style-name="P6" draw:layer="layout" svg:x1="14.97cm" svg:y1="6.08cm" svg:x2="14.97cm" svg:y2="3.286cm" draw:start-shape="id6" draw:end-shape="id2" draw:end-glue-point="2" svg:d="M14970 6080v-2794" svg:viewBox="0 0 1 2795">
          <text:p text:style-name="P1"><text:span text:style-name="T2">(e) <text:s text:c="7"/></text:span></text:p>
        </draw:connector>
        <draw:custom-shape draw:style-name="gr9" draw:text-style-name="P3" draw:layer="layout" svg:width="3.048cm" svg:height="2.54cm" svg:x="4.302cm" svg:y="10.144cm">
          <text:p text:style-name="P1"><text:span text:style-name="T1">identical FK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09T09:21:19.995938857</meta:creation-date>
    <dc:date>2016-02-10T14:22:16.569489018</dc:date>
    <meta:editing-duration>PT16H11M55S</meta:editing-duration>
    <meta:editing-cycles>38</meta:editing-cycles>
    <meta:generator>LibreOffice/5.0.4.2$Linux_X86_64 LibreOffice_project/00m0$Build-2</meta:generator>
    <meta:document-statistic meta:object-count="34"/>
  </office:meta>
</office:document-meta>
</file>